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7" style:family="paragraph" style:parent-style-name="Heading_20_1" style:list-style-name="WWNum3"/>
    <style:style style:name="P28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style:text-underline-style="none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Desarrollo Web en Entorno Cliente</text:span><text:span text:style-name="T2"><text:line-break/></text:span><text:span text:style-name="T3">UD 14. Introducción a Vue 2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ctualizado Enero 2021</text:span></text:p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oft-page-break/><text:span text:style-name="T11">💬</text:span><text:span text:style-name="T9"> Interesante</text:span></text:p>
      <text:p text:style-name="P28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20">2. </text:span><text:a xlink:type="simple" xlink:href="#_lxr2sepbpv5e" text:style-name="Index_20_Link" text:visited-style-name="Index_20_Link"><text:span text:style-name="T15">Actividad 2</text:span></text:a><text:span text:style-name="T15"><text:tab/>3</text:span></text:p>
          <text:p text:style-name="P20"><text:span text:style-name="T20">3. </text:span><text:a xlink:type="simple" xlink:href="#_pzgnhnjde3eb" text:style-name="Index_20_Link" text:visited-style-name="Index_20_Link"><text:span text:style-name="T15">Actividad 3</text:span></text:a><text:span text:style-name="T15"><text:tab/>3</text:span></text:p>
          <text:p text:style-name="P20"><text:span text:style-name="T20">4. </text:span><text:a xlink:type="simple" xlink:href="#_rob7v3nrjlpq" text:style-name="Index_20_Link" text:visited-style-name="Index_20_Link"><text:span text:style-name="T15">Actividad 4</text:span></text:a><text:span text:style-name="T15"><text:tab/>3</text:span></text:p>
          <text:p text:style-name="P21"><text:span text:style-name="T20">5. </text:span><text:a xlink:type="simple" xlink:href="#_38awkmbxrd5h" text:style-name="Index_20_Link" text:visited-style-name="Index_20_Link"><text:span text:style-name="T15">Autores (en orden alfabético)</text:span></text:a><text:span text:style-name="T15"><text:tab/>4</text:span></text:p>
        </text:index-body>
      </text:table-of-content>
      <text:p text:style-name="P18"><text:span text:style-name="T21">UD</text:span><text:span text:style-name="T22">14</text:span><text:span text:style-name="T23">. Introducción</text:span><text:span text:style-name="T22"> a Vue 2 - Actividades 01</text:span></text:p>
      <text:list xml:id="list2655909637" text:style-name="WWNum3">
        <text:list-item>
          <text:p text:style-name="P27"><text:bookmark text:name="_4owcmsjlyn6b"/>Actividad 1</text:p>
        </text:list-item>
      </text:list>
      <text:p text:style-name="Standard">Modifica el ejemplo de Vue 2 <text:span text:style-name="T27">“Ejemplo06-lista-de-tareas”</text:span>.</text:p>
      <text:p text:style-name="Standard">Añade:</text:p>
      <text:list xml:id="list3988541894" text:style-name="WWNum1">
        <text:list-item>
          <text:p text:style-name="P23">Un input de texto que indique la prioridad de cada tarea. Su valor inicial será 1.</text:p>
        </text:list-item>
        <text:list-item>
          <text:p text:style-name="P24">Un botón “Ordenar de menor a mayor prioridad” que ordene la lista de tareas de valor de prioridad más bajo a más alto. En caso de empate, irá primero aquella tarea con la fecha más antigua.</text:p>
        </text:list-item>
        <text:list-item>
          <text:p text:style-name="P24">Un botón “Ordenar de mayor a menor prioridad” que ordene la lista de tareas de valor de prioridad más alto a más bajo. En caso de empate, irá primero aquella tarea con la fecha más antigua.</text:p>
        </text:list-item>
        <text:list-item>
          <text:p text:style-name="P25">Un botón “Borrar todas las tareas” que borrará todas las tareas. Al borrarse, debe aparecer un mensaje diciendo “se han borrado todas las tareas” siguiendo el mismo estilo de mensaje y funcionamiento del mensaje que aparece al agregar una tarea.</text:p>
        </text:list-item>
      </text:list>
      <text:list xml:id="list54805531988981" text:continue-list="list2655909637" text:style-name="WWNum3">
        <text:list-item>
          <text:p text:style-name="P27"><text:bookmark text:name="_uguby4fd98j8"/>Actividad 2</text:p>
        </text:list-item>
      </text:list>
      <text:p text:style-name="Standard">Modifica el ejemplo de Vue 2 <text:span text:style-name="T27">“Ejemplo09-artistas”</text:span>.</text:p>
      <text:p text:style-name="Standard">Añade la posibilidad de añadir/eliminar discos a artistas ya creados.</text:p>
      <text:list xml:id="list54804534311013" text:continue-numbering="true" text:style-name="WWNum3">
        <text:list-item>
          <text:p text:style-name="P27"><text:bookmark text:name="_she4ztjndhqp"/>Actividad 3</text:p>
        </text:list-item>
      </text:list>
      <text:p text:style-name="Standard">Modifica el ejemplo de Vue 2 <text:span text:style-name="T27">“Ejemplo03-consumir-api-axios”</text:span>.</text:p>
      <text:p text:style-name="Standard">Haz que el programa, pase a consumir API de Valenbisi en formato JSON</text:p>
      <text:p text:style-name="Standard"><text:a xlink:type="simple" xlink:href="https://www.valencia.es/ayuntamiento/datosabiertos.nsf/resultadoCapas/95D6756F6861F9FDC1257C70003E4FBD?OpenDocument&amp;lang=1&amp;nivel=2&amp;seccion=1&amp;bdorigen=&amp;idapoyo=22ADF97C1FD223B5C1257C55003BD01F" text:style-name="ListLabel_20_19" text:visited-style-name="ListLabel_20_19"><text:span text:style-name="T29">https://www.valencia.es/ayuntamiento/datosabiertos.nsf/resultadoCapas/95D6756F6861F9FDC1257C70003E4FBD?OpenDocument&amp;lang=1&amp;nivel=2&amp;seccion=1&amp;bdorigen=&amp;idapoyo=22ADF97C1FD223B5C1257C55003BD01F</text:span></text:a></text:p>
      <text:p text:style-name="Standard">y muestre todas las estaciones con 0 huecos para aparcar libres.</text:p>
      <text:list xml:id="list54804926612391" text:continue-numbering="true" text:style-name="WWNum3">
        <text:list-item>
          <text:p text:style-name="P27"><text:bookmark text:name="_38awkmbxrd5h"/>Autores (en orden alfabético)</text:p>
        </text:list-item>
      </text:list>
      <text:p text:style-name="P22">A continuación ofrecemos en orden alfabético el listado de autores que han hecho aportaciones a este documento:</text:p>
      <text:list xml:id="list2012053024" text:style-name="WWNum2">
        <text:list-item>
          <text:p text:style-name="P26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14. Introducci</text:span><text:span text:style-name="MT2">ón a Vue 2 </text:span><text:span text:style-name="MT1">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4 - Página</text:span><text:span text:style-name="MT1">.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7" meta:word-count="360" meta:character-count="2287" meta:non-whitespace-character-count="1968"/>
    <meta:generator>LibreOfficeDev/6.0.5.2$Linux_X86_64 LibreOffice_project/</meta:generator>
  </office:meta>
</office:document-meta>
</file>